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urquoi les étoiles sont-elles rondes ?</text:h>
      <text:p text:style-name="Standard"/>
      <text:p text:style-name="Standard">Ce programme vous permet de découvrir pourquoi les étoiles et la majorité des corps stellaires suffisament massifs sont sphériques.</text:p>
      <text:p text:style-name="Standard"/>
      <text:p text:style-name="Standard">La formation d'une étoile est simulée par l'affichage de 100 petits cercle répartis aléatoirement sur l'écran, qui se comportent comme des molécules de gaz : chaque cercle est attiré par tous les autres, et ces cercles finissent par se regrouper au centre de l'écran par gravité simulée sous forme de cercle (équivalent 2d de la sphère) alors qu'elles sont disposées au début en forme de carré</text:p>
      <text:p text:style-name="Standard"/>
      <text:h text:style-name="Heading_20_3" text:outline-level="3">Comment marche le code ?</text:h>
      <text:p text:style-name="Standard">Ce code contient quelques éléments mathématiques au programme de seconde, mais reste relativement compréhensible par des élèves plus jeunes. Nous vons invitons à lire attentivement les commentaires du programme et à le modifier.</text:p>
      <text:p text:style-name="Standard"/>
      <text:h text:style-name="Heading_20_3" text:outline-level="3">Pourquoi les étoiles sont rondes ?</text:h>
      <text:p text:style-name="Standard">Immaginez un instant une étoile cubique : l'attration s'exerce en moyenne au centre de l'étoile, donc les coins de l'étoile seraient attirés par plus de matière que les faces. La résultante, plus forte, conduirait les ocins à s'aplatir, conduisant à une étoile sphérique. Cette règle générale est souvent valable en physique : une surface tend à être la moins courbée possible, c'est pourquoi une bulle, une étoile, une planète, ou encore une goutte d'eau est ronde. La forme sphérique permet de maximiser le rapport volume/surface.</text:p>
      <text:p text:style-name="Standard"/>
      <text:p text:style-name="Standard">Que puis-je modifier dans le code ?</text:p>
      <text:p text:style-name="Standard">Essayez de modifier le nombre de molécules tout en diminuant la gravité, essayez de supprimmer des parties du programme pour complendre leur fonctionnement puis essayez d'ajouter la gestion de l'inertie sur les molécules (une molécule en mouvement tend à conserver son mouvement) ce qui devrait vous permettre d'observer des orb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2T13:33:39</meta:creation-date>
    <meta:document-statistic meta:table-count="0" meta:image-count="0" meta:object-count="0" meta:page-count="1" meta:paragraph-count="9" meta:word-count="277" meta:character-count="1750"/>
    <dc:date>2011-07-12T14:54:28</dc:date>
    <meta:editing-duration>PT3M25S</meta:editing-duration>
    <meta:editing-cycles>1</meta:editing-cycles>
    <meta:generator>OpenOffice.org/3.3$Unix OpenOffice.org_project/330m20$Build-9567</meta:generator>
  </office:meta>
</office:document-meta>
</file>